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ome Light" svg:font-family="Biome Light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Biome Light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Biome Light" style:font-name-complex="Biome Light" fo:font-size="16pt" style:font-size-asian="16pt" style:font-size-complex="16pt"/>
    </style:style>
    <style:style style:name="P2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3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4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5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6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7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8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Biome Light" style:font-name-complex="Biome Light" fo:font-size="16pt" style:font-size-asian="16pt" style:font-size-complex="16pt"/>
    </style:style>
    <style:style style:name="P10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1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2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3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4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5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6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7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8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19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20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21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22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23" style:parent-style-name="ListParagraph" style:list-style-name="LFO2" style:family="paragraph">
      <style:text-properties style:font-name="Biome Light" style:font-name-complex="Biome Light" fo:font-size="16pt" style:font-size-asian="16pt" style:font-size-complex="16pt"/>
    </style:style>
    <style:style style:name="P24" style:parent-style-name="ListParagraph" style:list-style-name="LFO1" style:family="paragraph">
      <style:text-properties style:font-name="Biome Light" style:font-name-complex="Biome Light" fo:font-size="16pt" style:font-size-asian="16pt" style:font-size-complex="16pt"/>
    </style:style>
    <style:style style:name="P25" style:parent-style-name="ListParagraph" style:family="paragraph">
      <style:paragraph-properties fo:margin-left="1in">
        <style:tab-stops/>
      </style:paragraph-properties>
      <style:text-properties style:font-name="Biome Light" style:font-name-complex="Biome Light" fo:font-size="16pt" style:font-size-asian="16pt" style:font-size-complex="16pt"/>
    </style:style>
    <style:style style:name="P26" style:parent-style-name="ListParagraph" style:family="paragraph">
      <style:paragraph-properties fo:margin-left="1in">
        <style:tab-stops/>
      </style:paragraph-properties>
      <style:text-properties style:font-name="Biome Light" style:font-name-complex="Biome Light" fo:font-size="16pt" style:font-size-asian="16pt" style:font-size-complex="16pt"/>
    </style:style>
    <style:style style:name="P27" style:parent-style-name="ListParagraph" style:family="paragraph">
      <style:paragraph-properties fo:margin-left="1in">
        <style:tab-stops/>
      </style:paragraph-properties>
      <style:text-properties style:font-name="Biome Light" style:font-name-complex="Biome Light" fo:font-size="16pt" style:font-size-asian="16pt" style:font-size-complex="16pt"/>
    </style:style>
    <style:style style:name="P28" style:parent-style-name="ListParagraph" style:family="paragraph">
      <style:paragraph-properties fo:margin-left="1.25in">
        <style:tab-stops/>
      </style:paragraph-properties>
      <style:text-properties style:font-name="Biome Light" style:font-name-complex="Biome Light" fo:font-size="16pt" style:font-size-asian="16pt" style:font-size-complex="16pt"/>
    </style:style>
  </office:automatic-styles>
  <office:body>
    <office:text text:use-soft-page-breaks="true">
      <text:list text:style-name="LFO1" text:continue-numbering="true">
        <text:list-item>
          <text:p text:style-name="P1">Какво е екология? -<text:s/>Екологията е наука, която разглежда връзките на живите същества помежду си и с околната среда.</text:p>
        </text:list-item>
        <text:list-item>
          <text:p text:style-name="P2"><text:s/>Кои сме ние? – ,, Приятели на природата“ сме ентусиазиран и мотивиран екип на тема екологията и опазването на околната среда. Колективът е съставен от ученици от осми, девети и десети клас от ,,Профилиранa природо-математическа гимназия "Акад.проф.д-р Асен Златаров", с главен ръководител г-н <text:s/>Христо Петков<text:s/>– старши учител по биология и здравно образование, химия и опазване на околната среда, физика и астрономия и микробиолог по контрол на храни. <text:s/>Като млади и дейни хора, нашата задача е да се грижим за средата в която живеем – да я почистваме, изследваме и подобряваме.<text:s/></text:p>
        </text:list-item>
        <text:list-item>
          <text:p text:style-name="P3">Събития:<text:s/></text:p>
          <text:list text:continue-numbering="true">
            <text:list-item>
              <text:p text:style-name="P4">Седмични събирания и лекции в ,,Международно висше бизнес училище‘‘ град Ботевград, където изготваме планове, проекти и презентации на различни теми, свързани с природата и проблемите свързани с нея.<text:s/></text:p>
            </text:list-item>
            <text:list-item>
              <text:p text:style-name="P5">Замърсяване на водата – вземане и изследване на проби. - Целта на това събитие е да изследваме качеството на водата която използваме в нашето ежедневие.<text:s/></text:p>
            </text:list-item>
            <text:list-item>
              <text:p text:style-name="P6">Лекция на тема ,,Биоземеделие‘‘ със съдействието на компания ,,Яблена натура“ – на 19.01.2024 г. в<text:s/>,,Международно висше бизнес училище‘‘ град Ботевград лектори от<text:s/><text:soft-page-break/>екипът на компания ,,Яблена натура‘‘ много подробно и нагледно ни разказаха всичко за биоземедлието – начин на работа, нужната техника за него, маркетинг стратегии и ползите от биохраните.<text:s/></text:p>
            </text:list-item>
          </text:list>
        </text:list-item>
        <text:list-item>
          <text:p text:style-name="P7">За нас:</text:p>
          <text:list text:continue-numbering="true">
            <text:list-item>
              <text:p text:style-name="P8">Защо решихме да станем част от клуба ,,Приятели на природата‘‘?<text:s/></text:p>
            </text:list-item>
          </text:list>
        </text:list-item>
      </text:list>
      <text:p text:style-name="P9"/>
      <text:list text:style-name="LFO2" text:continue-numbering="true">
        <text:list-item>
          <text:p text:style-name="P10">Патрисия Цветанова: За мен е много интересно и пълно с информация, чрез която си отговарям на многото си въпроси.Главната причина,от която се и записах на този клуб е,че искам да опозная повече света около нас,историческите и съвременните факти.</text:p>
        </text:list-item>
        <text:list-item>
          <text:p text:style-name="P11">Лия Цветкова:<text:s/>Звучеше интересно и<text:s/>ми доставя<text:s/>истинско удоволствие да участвам в този клуб .Освен интересен и<text:s/>развлекателен, благодарение на клуба<text:s/>научаваме нови неща.</text:p>
        </text:list-item>
        <text:list-item>
          <text:p text:style-name="P12">Любомира Николаева:<text:s/>Аз се записах в този клуб, защото искам да опозная околната среда, от която съм заобиколена, интересните факти и значението ѝ за нас.</text:p>
        </text:list-item>
        <text:list-item>
          <text:p text:style-name="P13">Божидара Атанасова:<text:s/>Аз реших да се запиша на този клуб,защото бях много заинтересована от това как сме заобиколени,с какво се храним и това че нашата цел е да видим нещата,каквито са в действителност!За мен е удоволствие да съм в този клуб със тези прекрасни хора!</text:p>
        </text:list-item>
        <text:list-item>
          <text:p text:style-name="P14">Матилда Матева:<text:s/>Записах се в този клуб, за да опозная по-добре околната среда и да помогна за справянето с екологичните проблеми и да обменя мнение и опит с хора, които са загрижени за тези проблеми също като мен.</text:p>
        </text:list-item>
        <text:list-item>
          <text:p text:style-name="P15">Цвета Желева: Записах се в клуба по екология, защото исках да разгледам по-подробно екологичните проблеми днес. Клубът не само ми позволява да опозная околната среда около мен, но мога да споделя интересите си с прекрасния ни екип от млади еколози.</text:p>
        </text:list-item>
        <text:list-item>
          <text:p text:style-name="P16">Бисер Гетов:<text:s/>Записах се,поради това,че клубът ми дава възможност да науча повече за опазването на околната среда,да споделям моите идеи с хора,които са подобно настроени и заедно да допринесем на устойчивостта на планетата.Също така,това е начин да разширя моя обхват на познания и влияние.</text:p>
        </text:list-item>
        <text:list-item>
          <text:p text:style-name="P17">Симона Иванова:<text:s/>Записах се в клуба по екология, защото чрез него обогатяваме знанията си, разбираме за проблемите в околната среда и споделяме мненията си открито с хора, които имат същия интерес.</text:p>
        </text:list-item>
        <text:list-item>
          <text:p text:style-name="P18">Никол Вутова:<text:s/>Записах се в клуба по екология, защото харесвам идеята, че можем да говорим по различни теми свързани с опазване на околната среда.Също ще ми помогне за напред, за<text:s/><text:soft-page-break/>да знам как мога да се грижа добре за природата.Също така усъвършенстваме говоренето пред аудитория и дебатирането.</text:p>
        </text:list-item>
        <text:list-item>
          <text:p text:style-name="P19">Габриела Борисова:<text:s/>Записах се в клуба, защото имам желанието да опазвам природата и имам интереса да говоря за екологичните проблеми, които има в днешно време. Ще помогне на моите близки и ще се науча как да предпазвам природата.</text:p>
        </text:list-item>
        <text:list-item>
          <text:p text:style-name="P20">Виктория Маринова:<text:s/>Аз се записах на този клуб, защото искам да научавам нови неща, да обогатявам културата си и да подобря уменията си. Мисълта, че мога да накарам някого да се грижи и опазва природата повече ме кара с удоволствие и интерес да ходя на клуба.</text:p>
        </text:list-item>
        <text:list-item>
          <text:p text:style-name="P21">Наталия Йосифова:<text:s/>Записах се на клуба,защото обичам да изучавам нови неща, особено за природата. Искам да предам своя интерес и желание за опазване на природата и на другите.В клуба намирам свои съмишленици,с които споделям и обменям идеи.</text:p>
        </text:list-item>
        <text:list-item>
          <text:p text:style-name="P22">Цветилена Маринова:<text:s/>Записах се в клуба по екология, защото искам да обогатя знанията си ,също така да науча малко повече за нашата природа и да намерим решение за проблемите пред които се изправя.</text:p>
        </text:list-item>
        <text:list-item>
          <text:p text:style-name="P23">Рая Тошева:<text:s/>Записах се в клуба "Приятели на природата", защото много обичам и харесвам природните науки. Също така искам в бъдеще да се занимава с това. С записването си в този клуб имах за цел да науча и опозная повече околната среда, защото в днешно време това е един много голям проблем и никои не се замисля за това. Клубът е много интересен и не само ти дава възможността да научиш повече за природата, но и да опознаеш повече хората.</text:p>
        </text:list-item>
      </text:list>
      <text:list text:style-name="LFO1" text:continue-numbering="true">
        <text:list-item>
          <text:list>
            <text:list-item>
              <text:p text:style-name="P24">Повече за нашият ръководител:</text:p>
            </text:list-item>
          </text:list>
        </text:list-item>
      </text:list>
      <text:p text:style-name="P25">Христо Петков<text:s/>-<text:s/>Старши учител по биология и здравно образование, химия и опазване на околната среда, физика и астрономия Микробиолог по безопасност и контрол на храни.</text:p>
      <text:p text:style-name="P26">Какво Ви накара да създадете клуб ,,Приятели на природата‘‘? – Имам професионален клас в системата на училищното образование.<text:s/>Проявявам изявен интерес към опазване на околната среда,както й внедряване на съвременните технологии за защита на животински и растителни видове.<text:s/></text:p>
      <text:p text:style-name="P27">Чрез клубовете по интереси, целя повече ученици да са активни защитници на екологичните проблеми на 21 век.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ome Light" svg:font-family="Biome Light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Biome Light" style:font-name-asian="Calibri" style:font-name-complex="Biome Ligh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Biome Light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sveta Zheleva</meta:initial-creator>
    <dc:creator>Tsveta Zheleva</dc:creator>
    <meta:creation-date>2024-01-28T10:23:00Z</meta:creation-date>
    <dc:date>2024-01-28T11:09:00Z</dc:date>
    <meta:template xlink:href="Normal" xlink:type="simple"/>
    <meta:editing-cycles>1</meta:editing-cycles>
    <meta:editing-duration>PT2760S</meta:editing-duration>
    <meta:document-statistic meta:page-count="5" meta:paragraph-count="10" meta:word-count="822" meta:character-count="5499" meta:row-count="39" meta:non-whitespace-character-count="4687"/>
  </office:meta>
</office:document-meta>
</file>